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42d8f9" officeooo:paragraph-rsid="0042d8f9"/>
    </style:style>
    <style:style style:name="P4" style:family="paragraph" style:parent-style-name="Text_20_body" style:list-style-name="L1">
      <style:text-properties style:font-name="Bitstream Charter" officeooo:rsid="0033a529" officeooo:paragraph-rsid="0033a529"/>
    </style:style>
    <style:style style:name="P5" style:family="paragraph" style:parent-style-name="Text_20_body" style:list-style-name="L1">
      <style:text-properties style:font-name="Bitstream Charter" officeooo:rsid="0033a529" officeooo:paragraph-rsid="00368dc7"/>
    </style:style>
    <style:style style:name="P6" style:family="paragraph" style:parent-style-name="Text_20_body" style:list-style-name="L2">
      <style:text-properties style:font-name="Bitstream Charter" officeooo:rsid="0021f0e8" officeooo:paragraph-rsid="0021f0e8"/>
    </style:style>
    <style:style style:name="P7" style:family="paragraph" style:parent-style-name="Text_20_body" style:list-style-name="L3">
      <style:text-properties style:font-name="Bitstream Charter" officeooo:rsid="003411c3" officeooo:paragraph-rsid="003411c3"/>
    </style:style>
    <style:style style:name="P8" style:family="paragraph" style:parent-style-name="Text_20_body" style:list-style-name="L3">
      <style:text-properties style:font-name="Bitstream Charter" officeooo:rsid="003982d4" officeooo:paragraph-rsid="003982d4"/>
    </style:style>
    <style:style style:name="P9" style:family="paragraph" style:parent-style-name="Text_20_body" style:list-style-name="L3">
      <style:text-properties style:font-name="Bitstream Charter" officeooo:rsid="0035b71c" officeooo:paragraph-rsid="0035b71c"/>
    </style:style>
    <style:style style:name="P10" style:family="paragraph" style:parent-style-name="Text_20_body" style:list-style-name="L4">
      <style:text-properties style:font-name="Bitstream Charter" officeooo:rsid="001c8e06" officeooo:paragraph-rsid="001c8e06"/>
    </style:style>
    <style:style style:name="P11" style:family="paragraph" style:parent-style-name="Text_20_body" style:list-style-name="L5">
      <style:text-properties style:font-name="Bitstream Charter" officeooo:rsid="001958e1" officeooo:paragraph-rsid="001958e1"/>
    </style:style>
    <style:style style:name="P12" style:family="paragraph" style:parent-style-name="Text_20_body" style:list-style-name="L8">
      <style:text-properties style:font-name="Bitstream Charter" officeooo:rsid="001958e1" officeooo:paragraph-rsid="001958e1"/>
    </style:style>
    <style:style style:name="P13" style:family="paragraph" style:parent-style-name="Text_20_body" style:list-style-name="L6">
      <style:text-properties style:font-name="Bitstream Charter" officeooo:rsid="001a0c0e" officeooo:paragraph-rsid="001a0c0e"/>
    </style:style>
    <style:style style:name="P14" style:family="paragraph" style:parent-style-name="Text_20_body" style:list-style-name="L7">
      <style:text-properties style:font-name="Bitstream Charter" officeooo:rsid="001ac9ef" officeooo:paragraph-rsid="001ac9ef"/>
    </style:style>
    <style:style style:name="P15" style:family="paragraph" style:parent-style-name="Text_20_body" style:list-style-name="L2">
      <style:text-properties style:font-name="Bitstream Charter" officeooo:rsid="004823cf" officeooo:paragraph-rsid="004823cf"/>
    </style:style>
    <style:style style:name="P16" style:family="paragraph" style:parent-style-name="Text_20_body" style:list-style-name="L1">
      <style:text-properties officeooo:rsid="004034ad" officeooo:paragraph-rsid="004034ad"/>
    </style:style>
    <style:style style:name="P17" style:family="paragraph" style:parent-style-name="Text_20_body" style:list-style-name="L1">
      <style:text-properties officeooo:rsid="00368dc7" officeooo:paragraph-rsid="00368dc7"/>
    </style:style>
    <style:style style:name="P18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9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/>
    </style:style>
    <style:style style:name="P20" style:family="paragraph" style:parent-style-name="Text_20_body" style:list-style-name="L4">
      <style:text-properties style:text-line-through-style="solid" style:text-line-through-type="double" style:font-name="Bitstream Charter" officeooo:rsid="001d366f" officeooo:paragraph-rsid="001d366f"/>
    </style:style>
    <style:style style:name="P21" style:family="paragraph" style:parent-style-name="Text_20_body" style:list-style-name="L8">
      <style:text-properties style:text-line-through-style="solid" style:text-line-through-type="double" style:font-name="Bitstream Charter" officeooo:rsid="001958e1" officeooo:paragraph-rsid="001958e1"/>
    </style:style>
    <style:style style:name="P22" style:family="paragraph" style:parent-style-name="Text_20_body" style:list-style-name="L8">
      <style:text-properties officeooo:paragraph-rsid="001958e1"/>
    </style:style>
    <style:style style:name="P23" style:family="paragraph" style:parent-style-name="Heading_20_1">
      <style:text-properties style:font-name="Bitstream Charter"/>
    </style:style>
    <style:style style:name="P24" style:family="paragraph" style:parent-style-name="Heading_20_1">
      <style:text-properties style:font-name="Bitstream Charter" officeooo:rsid="0033a529" officeooo:paragraph-rsid="0033a529"/>
    </style:style>
    <style:style style:name="P25" style:family="paragraph" style:parent-style-name="Heading_20_1">
      <style:text-properties style:font-name="Bitstream Charter" officeooo:rsid="00209ff9" officeooo:paragraph-rsid="00209ff9"/>
    </style:style>
    <style:style style:name="P26" style:family="paragraph" style:parent-style-name="Heading_20_1">
      <style:text-properties style:font-name="Bitstream Charter" officeooo:rsid="001958e1" officeooo:paragraph-rsid="002a4e7f"/>
    </style:style>
    <style:style style:name="P27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style:font-name="Bitstream Charter" officeooo:rsid="0033a529"/>
    </style:style>
    <style:style style:name="T4" style:family="text">
      <style:text-properties fo:color="#1f497d" style:font-name="Calibri" fo:font-size="11pt" fo:language="de" fo:country="DE"/>
    </style:style>
    <style:style style:name="T5" style:family="text">
      <style:text-properties fo:color="#1f497d" style:font-name="Calibri" fo:font-size="11pt" fo:language="en" fo:country="US"/>
    </style:style>
    <style:style style:name="T6" style:family="text">
      <style:text-properties officeooo:rsid="001d366f"/>
    </style:style>
    <style:style style:name="T7" style:family="text">
      <style:text-properties officeooo:rsid="00243101"/>
    </style:style>
    <style:style style:name="T8" style:family="text">
      <style:text-properties officeooo:rsid="0028fd9f"/>
    </style:style>
    <style:style style:name="T9" style:family="text">
      <style:text-properties officeooo:rsid="0041016e"/>
    </style:style>
    <style:style style:name="T10" style:family="text">
      <style:text-properties officeooo:rsid="0046c97b"/>
    </style:style>
    <style:style style:name="T11" style:family="text">
      <style:text-properties officeooo:rsid="004759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24" text:outline-level="1">TODO <text:span text:style-name="T11">Prio 1</text:span></text:h>
      <text:list xml:id="list1646612698360190084" text:style-name="L1">
        <text:list-item>
          <text:p text:style-name="P3">PrettyPrintVisitor: Operator precedence einführen</text:p>
        </text:list-item>
        <text:list-item>
          <text:p text:style-name="P3">Weitere Visitoren implementieren</text:p>
        </text:list-item>
        <text:list-item>
          <text:p text:style-name="P3">BytecodeVisitor implementieren <text:span text:style-name="T10">(wenn ich das habe, bin ich eigentlich fertig)</text:span></text:p>
        </text:list-item>
        <text:list-item>
          <text:p text:style-name="P4">Grammatik und Unit-Tests</text:p>
          <text:list>
            <text:list-item>
              <text:p text:style-name="P5">Improve class name and remove JAVALETTER, JAVALETTERORDIGIT</text:p>
            </text:list-item>
            <text:list-item>
              <text:p text:style-name="P16">Visitor anstelle von Listener etablieren <text:span text:style-name="T9">und FunctionDefinition erzeugen aus CST.</text:span></text:p>
            </text:list-item>
            <text:list-item>
              <text:p text:style-name="P17">Check operator precendence</text:p>
            </text:list-item>
            <text:list-item>
              <text:p text:style-name="P17"><text:span text:style-name="T3">N</text:span><text:span text:style-name="T1">EG, POS</text:span></text:p>
            </text:list-item>
          </text:list>
        </text:list-item>
      </text:list>
      <text:h text:style-name="P25" text:outline-level="1">TODO <text:span text:style-name="T11">Prio 2 und Prio 3</text:span></text:h>
      <text:list xml:id="list9059278776620931489" text:style-name="L2">
        <text:list-item>
          <text:p text:style-name="P6">README.md <text:span text:style-name="T8">und Grafiken</text:span></text:p>
        </text:list-item>
        <text:list-item>
          <text:p text:style-name="P15">Unit-Tests oder Funktionenschatz ausdünnen!!!</text:p>
        </text:list-item>
      </text:list>
      <text:list xml:id="list7740241877898899402" text:style-name="L3">
        <text:list-item>
          <text:p text:style-name="P7">Sum, Product einführen</text:p>
        </text:list-item>
        <text:list-item>
          <text:p text:style-name="P8">For-Loop</text:p>
        </text:list-item>
        <text:list-item>
          <text:p text:style-name="P9">Weitere Implementierungen von FunctionEvaluationKernel (siehe unten) und Performance-Tests.</text:p>
        </text:list-item>
      </text:list>
      <text:h text:style-name="P26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7" text:outline-level="1">Jump Start</text:h>
      <text:list xml:id="list8521261951190765971" text:style-name="L4">
        <text:list-item>
          <text:p text:style-name="P18">pom.xml ANTLR-Runtime-Dependency, ANTLR-Plugin, ASM-Dependency <text:span text:style-name="T6">(1h)</text:span></text:p>
        </text:list-item>
        <text:list-item>
          <text:p text:style-name="P19">MathExpressions.g4 anlegen <text:span text:style-name="T6">(4h)</text:span></text:p>
        </text:list-item>
        <text:list-item>
          <text:p text:style-name="P19"><text:soft-page-break/>interface FunctionEvaluation: void eval(RealVector p, RealVector x, RealVector y); <text:span text:style-name="T6">(1h)</text:span></text:p>
        </text:list-item>
        <text:list-item>
          <text:p text:style-name="P19">class RealVector (entspricht double[n]) <text:span text:style-name="T6">(0h)</text:span></text:p>
        </text:list-item>
        <text:list-item>
          <text:p text:style-name="P10">Funktionenschatz mittels ASM implementieren <text:span text:style-name="T6">(2d)</text:span></text:p>
        </text:list-item>
        <text:list-item>
          <text:p text:style-name="P10">ANTLR-Listener <text:span text:style-name="T6">(2d)</text:span></text:p>
        </text:list-item>
        <text:list-item>
          <text:p text:style-name="P19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19">Mögliche Funktionen</text:p>
          <text:list>
            <text:list-item>
              <text:p text:style-name="P19">Grundrechenarten: +, -, *, /</text:p>
            </text:list-item>
            <text:list-item>
              <text:p text:style-name="P19">Polynome: x^n</text:p>
            </text:list-item>
            <text:list-item>
              <text:p text:style-name="P19">spezielle Polynome: Laguerre, Legendre, <text:span text:style-name="T6">Lagrange, </text:span>...</text:p>
            </text:list-item>
            <text:list-item>
              <text:p text:style-name="P19">Negation</text:p>
            </text:list-item>
            <text:list-item>
              <text:p text:style-name="P19">Absolutbetrag</text:p>
            </text:list-item>
            <text:list-item>
              <text:p text:style-name="P19">Round</text:p>
            </text:list-item>
            <text:list-item>
              <text:p text:style-name="P19">Exp und Ln</text:p>
            </text:list-item>
            <text:list-item>
              <text:p text:style-name="P19">Trigonometrie und Inverse</text:p>
            </text:list-item>
            <text:list-item>
              <text:p text:style-name="P19">evtl. Sum, Prod</text:p>
            </text:list-item>
            <text:list-item>
              <text:p text:style-name="P19">Hyperbelfunktionen und Inverse</text:p>
            </text:list-item>
            <text:list-item>
              <text:p text:style-name="P19">Binomialkoeffizienten</text:p>
            </text:list-item>
            <text:list-item>
              <text:p text:style-name="P20">evtl. for-Schleifen</text:p>
            </text:list-item>
          </text:list>
        </text:list-item>
      </text:list>
      <text:h text:style-name="P23" text:outline-level="1">Parser Generatoren</text:h>
      <text:list xml:id="list8779946430735150196" text:style-name="L5">
        <text:list-item>
          <text:p text:style-name="P11">JavaCC<text:line-break/>angeblich viel schneller als ANTLR (3 oder 4?)<text:line-break/><text:soft-page-break/>Syntax-Mischmasch vermeidbar?</text:p>
        </text:list-item>
        <text:list-item>
          <text:p text:style-name="P11">ANTLR4<text:line-break/>genau das, was ich möchte</text:p>
        </text:list-item>
        <text:list-item>
          <text:p text:style-name="P11">Xtext<text:line-break/>setzt noch ganz viel oben drauf neben dem Parser (=ANTLR3)</text:p>
        </text:list-item>
      </text:list>
      <text:h text:style-name="P23" text:outline-level="1">Java Arithmetik Expression Evaluation</text:h>
      <text:list xml:id="list6463225151312910199" text:style-name="L6">
        <text:list-item>
          <text:p text:style-name="P13">GitHub EvalEx<text:line-break/>einfacher Parser ohne weitere Abhängigkeiten<text:line-break/>keine Bytecode-Generierung</text:p>
        </text:list-item>
        <text:list-item>
          <text:p text:style-name="P13">mathparser.org<text:line-break/>reiner Parser. Kein Bytecode-Generierung<text:line-break/>sehr komplex verglichen zu EvalEx und exp4j</text:p>
        </text:list-item>
        <text:list-item>
          <text:p text:style-name="P13">exp4j<text:line-break/>genau wie EvalEx</text:p>
        </text:list-item>
        <text:list-item>
          <text:p text:style-name="P13">matheval @ sourceforge.net<text:line-break/>ähnlich wie mathparser.org<text:line-break/>keine Bytecode-Generierung</text:p>
        </text:list-item>
      </text:list>
      <text:h text:style-name="P23" text:outline-level="1">Bytecode Generierung</text:h>
      <text:list xml:id="list4132831307314687962" text:style-name="L7">
        <text:list-item>
          <text:p text:style-name="P14">ByteBuddy<text:line-break/>erweitert ASM<text:line-break/>optimiert auf Laufzeit-Geschwindigkeit</text:p>
        </text:list-item>
        <text:list-item>
          <text:p text:style-name="P14">CGLIB<text:line-break/>verwendet auch ASM<text:line-break/>hat Enhancer, BeanCreator usw.</text:p>
        </text:list-item>
        <text:list-item>
          <text:p text:style-name="P14">Apache BCEL (Bytecode Engineering Library)<text:line-break/>???</text:p>
        </text:list-item>
        <text:list-item>
          <text:p text:style-name="P14">ASM<text:line-break/>ist sehr klein, sehr schnell, keine Abhängigkeiten, low-level<text:line-break/>hat ASMifier!!!<text:line-break/>behandelt Opcodes direkt</text:p>
        </text:list-item>
      </text:list>
      <text:h text:style-name="P23" text:outline-level="1"><text:soft-page-break/>Weitere Punkte</text:h>
      <text:list xml:id="list6780502151024677638" text:style-name="L8">
        <text:list-item>
          <text:p text:style-name="P12">Bücher</text:p>
          <text:list>
            <text:list-item>
              <text:p text:style-name="P22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5">https://wwwmath.uni-muenster.de/statistik/paulsen/WeiterePublikationen/Versicherungsmathematik.pdf</text:span></text:a></text:p>
            </text:list-item>
            <text:list-item>
              <text:p text:style-name="P22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4">http://www.math.ethz.ch/finance/Skripte/LV12_v060_151003.pdf</text:span></text:a></text:p>
            </text:list-item>
            <text:list-item>
              <text:p text:style-name="P12">Hartmut Milbrodt, Manfred Helbig, Mathematische Methoden der Personenversicherung</text:p>
            </text:list-item>
          </text:list>
        </text:list-item>
        <text:list-item>
          <text:p text:style-name="P12">Nicht nur double, auch int betrachten</text:p>
        </text:list-item>
        <text:list-item>
          <text:p text:style-name="P12">„github antlr arithmetic“ googeln =&gt; Expression-Grammatik</text:p>
        </text:list-item>
        <text:list-item>
          <text:p text:style-name="P21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30T09:23:32.126339544</dc:date>
    <dc:creator>Stefan Friedrich</dc:creator>
    <meta:editing-duration>PT1H49M18S</meta:editing-duration>
    <meta:editing-cycles>46</meta:editing-cycles>
    <meta:document-statistic meta:table-count="0" meta:image-count="0" meta:object-count="0" meta:page-count="4" meta:paragraph-count="61" meta:word-count="396" meta:character-count="2925" meta:non-whitespace-character-count="2632"/>
  </office:meta>
</office:document-meta>
</file>